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statusbar/"/>
  <manifest:file-entry manifest:media-type="" manifest:full-path="Object 4/accelerator/"/>
  <manifest:file-entry manifest:media-type="" manifest:full-path="Object 4/floater/"/>
  <manifest:file-entry manifest:media-type="" manifest:full-path="Object 4/popupmenu/"/>
  <manifest:file-entry manifest:media-type="text/xml" manifest:full-path="Object 4/content.xml"/>
  <manifest:file-entry manifest:media-type="" manifest:full-path="Object 4/progressbar/"/>
  <manifest:file-entry manifest:media-type="" manifest:full-path="Object 4/menubar/"/>
  <manifest:file-entry manifest:media-type="" manifest:full-path="Object 4/toolbar/"/>
  <manifest:file-entry manifest:media-type="" manifest:full-path="Object 4/images/Bitmaps/"/>
  <manifest:file-entry manifest:media-type="" manifest:full-path="Object 4/images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statusbar/"/>
  <manifest:file-entry manifest:media-type="" manifest:full-path="Object 6/accelerator/"/>
  <manifest:file-entry manifest:media-type="" manifest:full-path="Object 6/floater/"/>
  <manifest:file-entry manifest:media-type="" manifest:full-path="Object 6/popupmenu/"/>
  <manifest:file-entry manifest:media-type="text/xml" manifest:full-path="Object 6/content.xml"/>
  <manifest:file-entry manifest:media-type="" manifest:full-path="Object 6/progressbar/"/>
  <manifest:file-entry manifest:media-type="" manifest:full-path="Object 6/menubar/"/>
  <manifest:file-entry manifest:media-type="" manifest:full-path="Object 6/toolbar/"/>
  <manifest:file-entry manifest:media-type="" manifest:full-path="Object 6/images/Bitmaps/"/>
  <manifest:file-entry manifest:media-type="" manifest:full-path="Object 6/images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/>
    <style:font-face style:name="OpenSymbol" svg:font-family="OpenSymbol"/>
    <style:font-face style:name="Tahoma1" svg:font-family="Tahoma"/>
    <style:font-face style:name="CAAAAA+DejaVuSans" svg:font-family="CAAAAA+DejaVuSans" style:font-family-generic="swiss"/>
    <style:font-face style:name="DejaVu Sans2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DejaVu Sans1" fo:font-size="12pt" fo:language="sv" fo:country="SE" style:font-name-asian="DejaVu Sans2" style:font-size-asian="12pt" style:font-name-complex="DejaVu Sans2" style:font-size-complex="12pt"/>
    </style:style>
    <style:style style:name="P2" style:family="paragraph" style:parent-style-name="Standard">
      <style:text-properties style:text-position="0% 100%" style:font-name="DejaVu Sans1" fo:font-size="12pt" fo:language="sv" fo:country="SE" fo:font-style="normal" fo:font-weight="normal" style:font-name-asian="CAAAAA+DejaVuSans" style:font-size-asian="12pt" style:font-style-asian="normal" style:font-weight-asian="normal" style:font-name-complex="CAAAAA+DejaVuSans" style:font-size-complex="12pt" style:font-style-complex="normal" style:font-weight-complex="normal"/>
    </style:style>
    <style:style style:name="P3" style:family="paragraph" style:parent-style-name="Standard">
      <style:text-properties style:text-position="0% 100%" style:font-name="DejaVu Sans1" fo:font-size="12pt" style:font-name-asian="DejaVu Sans2" style:font-size-asian="12pt" style:font-name-complex="DejaVu Sans2" style:font-size-complex="12pt"/>
    </style:style>
    <style:style style:name="P4" style:family="paragraph" style:parent-style-name="Standard">
      <style:text-properties style:text-position="0% 100%" style:font-name="DejaVu Sans1" fo:font-size="11pt" fo:language="sv" fo:country="SE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P5" style:family="paragraph" style:parent-style-name="Standard">
      <style:text-properties style:font-name="DejaVu Sans1" fo:font-size="12pt" style:font-name-asian="DejaVu Sans2" style:font-size-asian="12pt" style:font-name-complex="DejaVu Sans2" style:font-size-complex="12pt"/>
    </style:style>
    <style:style style:name="P6" style:family="paragraph" style:parent-style-name="Standard">
      <style:text-properties style:font-name="DejaVu Sans1" fo:font-size="12pt" style:font-name-asian="DejaVu Sans Mono" style:font-size-asian="12pt" style:font-name-complex="DejaVu Sans Mono" style:font-size-complex="12pt"/>
    </style:style>
    <style:style style:name="P7" style:family="paragraph" style:parent-style-name="Standard">
      <style:text-properties style:font-name="DejaVu Sans1" fo:font-size="12pt" style:font-name-asian="CAAAAA+DejaVuSans" style:font-size-asian="12pt" style:font-name-complex="CAAAAA+DejaVuSans" style:font-size-complex="12pt"/>
    </style:style>
    <style:style style:name="P8" style:family="paragraph" style:parent-style-name="Standard">
      <style:text-properties style:font-name="DejaVu Sans1" fo:font-size="11pt" style:font-name-asian="DejaVu Sans Mono" style:font-size-asian="11pt" style:font-name-complex="DejaVu Sans Mono" style:font-size-complex="11pt"/>
    </style:style>
    <style:style style:name="P9" style:family="paragraph" style:parent-style-name="Standard">
      <style:text-properties style:font-name="DejaVu Sans1" fo:font-size="11pt" officeooo:paragraph-rsid="00059fe4" style:font-name-asian="DejaVu Sans Mono" style:font-size-asian="11pt" style:font-name-complex="DejaVu Sans Mono" style:font-size-complex="11pt"/>
    </style:style>
    <style:style style:name="P10" style:family="paragraph" style:parent-style-name="Standard">
      <style:text-properties style:use-window-font-color="true" style:text-position="0% 100%" style:font-name="DejaVu Sans1" fo:font-size="12pt" fo:language="sv" fo:country="SE" fo:font-style="normal" fo:font-weight="normal" style:font-name-asian="CAAAAA+DejaVuSans" style:font-size-asian="12pt" style:font-style-asian="normal" style:font-weight-asian="normal" style:font-name-complex="CAAAAA+DejaVuSans" style:font-size-complex="12pt" style:font-style-complex="normal" style:font-weight-complex="normal"/>
    </style:style>
    <style:style style:name="P11" style:family="paragraph" style:parent-style-name="Standard">
      <style:text-properties style:use-window-font-color="true" style:text-position="0% 100%" style:font-name="DejaVu Sans1" fo:font-size="12pt" fo:language="sv" fo:country="SE" fo:font-style="normal" fo:font-weight="normal" officeooo:paragraph-rsid="0007d6d5" style:font-name-asian="CAAAAA+DejaVuSans" style:font-size-asian="12pt" style:font-style-asian="normal" style:font-weight-asian="normal" style:font-name-complex="CAAAAA+DejaVuSans" style:font-size-complex="12pt" style:font-style-complex="normal" style:font-weight-complex="normal"/>
    </style:style>
    <style:style style:name="P12" style:family="paragraph" style:parent-style-name="Standard">
      <style:text-properties style:use-window-font-color="true" style:text-position="0% 100%" style:font-name="DejaVu Sans1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13" style:family="paragraph" style:parent-style-name="Standard">
      <style:text-properties style:use-window-font-color="true" style:text-position="0% 100%" style:font-name="DejaVu Sans1" fo:font-size="11pt" fo:language="sv" fo:country="SE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P14" style:family="paragraph" style:parent-style-name="Standard">
      <style:text-properties style:use-window-font-color="true" style:text-position="0% 100%" style:font-name="DejaVu Sans Mono" fo:font-size="11pt" fo:language="sv" fo:country="SE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P15" style:family="paragraph" style:parent-style-name="Standard">
      <style:text-properties style:use-window-font-color="true" style:text-position="0% 100%" style:font-name="DejaVu Sans Mono" fo:font-size="11pt" fo:language="sv" fo:country="SE" fo:font-style="normal" fo:font-weight="bold" style:font-name-asian="DejaVu Sans Mono" style:font-size-asian="11pt" style:font-style-asian="normal" style:font-weight-asian="bold" style:font-name-complex="DejaVu Sans Mono" style:font-size-complex="11pt" style:font-style-complex="normal" style:font-weight-complex="bold"/>
    </style:style>
    <style:style style:name="P16" style:family="paragraph" style:parent-style-name="Standard">
      <style:text-properties style:use-window-font-color="true" style:text-position="0% 100%" style:font-name="DejaVu Sans Mono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17" style:family="paragraph" style:parent-style-name="Standard">
      <style:paragraph-properties fo:break-before="page"/>
      <style:text-properties style:font-name="DejaVu Sans1" fo:font-size="11pt" style:font-name-asian="DejaVu Sans Mono" style:font-size-asian="11pt" style:font-name-complex="DejaVu Sans Mono" style:font-size-complex="11pt"/>
    </style:style>
    <style:style style:name="P18" style:family="paragraph" style:parent-style-name="Standard">
      <style:paragraph-properties fo:break-before="page"/>
      <style:text-properties style:use-window-font-color="true" style:text-position="0% 100%" style:font-name="DejaVu Sans1" fo:font-size="11pt" fo:language="sv" fo:country="SE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P19" style:family="paragraph" style:parent-style-name="Standard">
      <style:paragraph-properties fo:break-before="page"/>
      <style:text-properties style:use-window-font-color="true" style:text-position="0% 100%" style:font-name="DejaVu Sans1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fo:language="sv" fo:country="SE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position="super 58%" fo:font-size="11pt" fo:language="sv" fo:country="SE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T4" style:family="text">
      <style:text-properties style:text-position="super 58%" fo:font-size="12pt" fo:language="sv" fo:country="SE" fo:font-style="normal" fo:font-weight="normal" style:font-name-asian="CAAAAA+DejaVuSans" style:font-size-asian="12pt" style:font-style-asian="normal" style:font-weight-asian="normal" style:font-name-complex="CAAAAA+DejaVuSans" style:font-size-complex="12pt" style:font-style-complex="normal" style:font-weight-complex="normal"/>
    </style:style>
    <style:style style:name="T5" style:family="text">
      <style:text-properties style:text-position="0% 100%" fo:language="sv" fo:country="SE"/>
    </style:style>
    <style:style style:name="T6" style:family="text">
      <style:text-properties style:text-position="0% 100%" fo:language="sv" fo:country="SE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text-position="0% 100%" fo:language="sv" fo:country="SE" fo:font-style="normal" fo:font-weight="normal" officeooo:rsid="00059fe4" style:font-style-asian="normal" style:font-weight-asian="normal" style:font-style-complex="normal" style:font-weight-complex="normal"/>
    </style:style>
    <style:style style:name="T8" style:family="text">
      <style:text-properties style:text-position="0% 100%" fo:font-size="11pt" fo:language="sv" fo:country="SE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T9" style:family="text">
      <style:text-properties style:text-position="0% 100%" fo:font-size="12pt" fo:language="sv" fo:country="SE" fo:font-style="normal" fo:font-weight="normal" style:font-name-asian="CAAAAA+DejaVuSans" style:font-size-asian="12pt" style:font-style-asian="normal" style:font-weight-asian="normal" style:font-name-complex="CAAAAA+DejaVuSans" style:font-size-complex="12pt" style:font-style-complex="normal" style:font-weight-complex="normal"/>
    </style:style>
    <style:style style:name="T10" style:family="text">
      <style:text-properties fo:font-size="12pt" style:font-name-asian="CAAAAA+DejaVuSans" style:font-size-asian="12pt" style:font-name-complex="CAAAAA+DejaVuSans" style:font-size-complex="12pt"/>
    </style:style>
    <style:style style:name="T11" style:family="text">
      <style:text-properties style:use-window-font-color="true" style:text-position="0% 100%" fo:language="sv" fo:country="SE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use-window-font-color="true" style:text-position="0% 100%" fo:language="sv" fo:country="SE" fo:font-style="normal" fo:font-weight="normal" officeooo:rsid="0008ecef" style:font-style-asian="normal" style:font-weight-asian="normal" style:font-style-complex="normal" style:font-weight-complex="normal"/>
    </style:style>
    <style:style style:name="T13" style:family="text">
      <style:text-properties style:use-window-font-color="true" style:text-position="0% 100%" fo:font-size="12pt" fo:language="sv" fo:country="SE" fo:font-style="normal" fo:font-weight="normal" style:font-name-asian="CAAAAA+DejaVuSans" style:font-size-asian="12pt" style:font-style-asian="normal" style:font-weight-asian="normal" style:font-name-complex="CAAAAA+DejaVuSans" style:font-size-complex="12pt" style:font-style-complex="normal" style:font-weight-complex="normal"/>
    </style:style>
    <style:style style:name="T14" style:family="text">
      <style:text-properties style:use-window-font-color="true" style:text-position="0% 100%" style:font-name="DejaVu Sans Mono" fo:language="sv" fo:country="SE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use-window-font-color="true" style:text-position="0% 100%" style:font-name="DejaVu Sans Mono" fo:language="sv" fo:country="SE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style:use-window-font-color="true" style:text-position="0% 100%" fo:font-size="11pt" fo:language="sv" fo:country="SE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style:use-window-font-color="true" style:text-position="0% 100%" style:font-name="DejaVu Sans1" fo:language="sv" fo:country="SE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use-window-font-color="true" style:text-position="0% 100%" style:font-name="DejaVu Sans1" fo:language="sv" fo:country="SE" fo:font-style="normal" fo:font-weight="normal" style:font-name-asian="DejaVu Sans Mono" style:font-style-asian="normal" style:font-weight-asian="normal" style:font-name-complex="DejaVu Sans Mono" style:font-style-complex="normal" style:font-weight-complex="normal"/>
    </style:style>
    <style:style style:name="T19" style:family="text">
      <style:text-properties style:use-window-font-color="true" style:text-position="super 58%" fo:language="sv" fo:country="SE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use-window-font-color="true" style:text-position="super 58%" fo:font-size="12pt" fo:language="sv" fo:country="SE" fo:font-style="normal" fo:font-weight="normal" style:font-name-asian="CAAAAA+DejaVuSans" style:font-size-asian="12pt" style:font-style-asian="normal" style:font-weight-asian="normal" style:font-name-complex="CAAAAA+DejaVuSans" style:font-size-complex="12pt" style:font-style-complex="normal" style:font-weight-complex="normal"/>
    </style:style>
    <style:style style:name="T21" style:family="text">
      <style:text-properties style:use-window-font-color="true" style:text-position="sub 58%" fo:language="sv" fo:country="SE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ize="11pt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T23" style:family="text">
      <style:text-properties fo:font-size="11pt" fo:language="sv" fo:country="SE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059fe4"/>
    </style:style>
    <style:style style:name="T26" style:family="text">
      <style:text-properties style:text-position="sub 58%" fo:font-size="11pt" fo:language="sv" fo:country="SE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T27" style:family="text">
      <style:text-properties style:text-position="sub 58%" fo:font-size="12pt" fo:language="sv" fo:country="SE" fo:font-style="normal" fo:font-weight="normal" style:font-name-asian="CAAAAA+DejaVuSans" style:font-size-asian="12pt" style:font-style-asian="normal" style:font-weight-asian="normal" style:font-name-complex="CAAAAA+DejaVuSans" style:font-size-complex="12pt" style:font-style-complex="normal" style:font-weight-complex="normal"/>
    </style:style>
    <style:style style:name="T28" style:family="text">
      <style:text-properties style:text-position="sub 58%" fo:font-size="12pt" fo:language="sv" fo:country="SE" fo:font-style="normal" fo:font-weight="normal" officeooo:rsid="0007d6d5" style:font-name-asian="CAAAAA+DejaVuSans" style:font-size-asian="12pt" style:font-style-asian="normal" style:font-weight-asian="normal" style:font-name-complex="CAAAAA+DejaVuSans" style:font-size-complex="12pt" style:font-style-complex="normal" style:font-weight-complex="normal"/>
    </style:style>
    <style:style style:name="T29" style:family="text">
      <style:text-properties fo:color="#800000" officeooo:rsid="00059fe4"/>
    </style:style>
    <style:style style:name="T30" style:family="text">
      <style:text-properties fo:color="#800000" officeooo:rsid="0007400b"/>
    </style:style>
    <style:style style:name="T31" style:family="text">
      <style:text-properties fo:color="#800000" style:text-position="super 58%" officeooo:rsid="0007400b"/>
    </style:style>
    <style:style style:name="T32" style:family="text">
      <style:text-properties officeooo:rsid="0007d6d5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Övning 1</text:p>
      <text:p text:style-name="P1"/>
      <text:p text:style-name="P1"/>
      <text:p text:style-name="P1">I slutet av kursen ska vi göra beräkningar av viktiga problem.</text:p>
      <text:p text:style-name="P1"/>
      <text:p text:style-name="P1">Vi ska titta på en metod med tidsteg.</text:p>
      <text:p text:style-name="P1"/>
      <text:p text:style-name="P1">Kommer ta <text:span text:style-name="T25">f</text:span>ram en approximativ lösning.</text:p>
      <text:p text:style-name="P1"/>
      <text:p text:style-name="P1"/>
      <text:p text:style-name="P1"/>
      <text:p text:style-name="P1"/>
      <text:p text:style-name="P1"/>
      <text:p text:style-name="P1">Konceptet:<text:tab/>tidstegning</text:p>
      <text:p text:style-name="P1"/>
      <text:p text:style-name="P5"><text:span text:style-name="T5"><draw:frame draw:style-name="fr1" draw:name="Object1" text:anchor-type="as-char" svg:width="1.0535in" svg:height="0.411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5"><text:tab/>given funktion = </text:span><text:span text:style-name="T22">ƒ</text:span><text:span text:style-name="T8">(t; u)</text:span></text:p>
      <text:p text:style-name="P4"/>
      <text:p text:style-name="P4">Enklare ƒ = ƒ(t) enbart.</text:p>
      <text:p text:style-name="P4"/>
      <text:p text:style-name="P4"/>
      <text:p text:style-name="P4"/>
      <text:p text:style-name="P4">Exempel:<text:tab/>Newtons andra lag</text:p>
      <text:p text:style-name="P4"/>
      <text:p text:style-name="P4"><draw:frame draw:style-name="fr1" draw:name="Object2" text:anchor-type="as-char" svg:width="4.1665in" svg:height="0.9398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5"><text:span text:style-name="T8">Idén:<text:tab/><text:tab/>dv = F</text:span><text:span text:style-name="T6">·</text:span><text:span text:style-name="T8">dt</text:span></text:p>
      <text:p text:style-name="P4"/>
      <text:p text:style-name="P4"/>
      <text:p text:style-name="P5"><text:span text:style-name="T8">dv = v</text:span><text:span text:style-name="T3">n + 1</text:span><text:span text:style-name="T8"> − v</text:span><text:span text:style-name="T3">n</text:span></text:p>
      <text:p text:style-name="P4"/>
      <text:p text:style-name="P5"><text:span text:style-name="T8">dt = t</text:span><text:span text:style-name="T26">n + 1</text:span><text:span text:style-name="T8"> + ƒ</text:span><text:span text:style-name="T3">n</text:span></text:p>
      <text:p text:style-name="P4"/>
      <text:p text:style-name="P4"/>
      <text:p text:style-name="P4"/>
      <text:p text:style-name="P4">Differenskvot:</text:p>
      <text:p text:style-name="P4"/>
      <text:p text:style-name="P3"><text:span text:style-name="T23"><text:tab/></text:span><text:span text:style-name="T23"><draw:frame draw:style-name="fr1" draw:name="Object3" text:anchor-type="as-char" svg:width="0.9319in" svg:height="0.411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4"/>
      <text:p text:style-name="P4"/>
      <text:p text:style-name="P4"><text:span text:style-name="T30"/></text:p>
      <text:p text:style-name="P4">v<text:span text:style-name="T1">n + 1</text:span> − v<text:span text:style-name="T1">n</text:span> = F⋅dt</text:p>
      <text:p text:style-name="P4"/>
      <text:p text:style-name="P9"><text:span text:style-name="T6">v</text:span><text:span text:style-name="T2">n + 1</text:span><text:span text:style-name="T6"> = v</text:span><text:span text:style-name="T2">n</text:span><text:span text:style-name="T6"> </text:span><text:span text:style-name="T7">+</text:span><text:span text:style-name="T6"> dt⋅F(t</text:span><text:span text:style-name="T2">n</text:span><text:span text:style-name="T6">),<text:tab/>n </text:span><text:span text:style-name="T9">∈</text:span><text:span text:style-name="T6"> </text:span><text:span text:style-name="T10">ℕ<text:tab/></text:span><text:span text:style-name="T6"><text:tab/>Kallas Euler framåt</text:span></text:p>
      <text:p text:style-name="P7"/>
      <text:p text:style-name="P7"/>
      <text:p text:style-name="P7">För att inte få oändligt med lösningar måste vi fixera u vid en punkt.</text:p>
      <text:p text:style-name="P2"/>
      <text:p text:style-name="P17"><text:span text:style-name="T13">t</text:span><text:span text:style-name="T9"> = 0<text:tab/><text:tab/> v = 0</text:span></text:p>
      <text:p text:style-name="P2"/>
      <text:p text:style-name="P8"><text:span text:style-name="T9">n = 0 <text:s/>⇒ <text:s/>v</text:span><text:span text:style-name="T4">1</text:span><text:span text:style-name="T9"> = v</text:span><text:span text:style-name="T4">0</text:span><text:span text:style-name="T9"> + dt F(t</text:span><text:span text:style-name="T27">0</text:span><text:span text:style-name="T9">) <text:s/>⇒ <text:s/>v' = 0 + dt F(t</text:span><text:span text:style-name="T27">0</text:span><text:span text:style-name="T9">)</text:span></text:p>
      <text:p text:style-name="P2"/>
      <text:p text:style-name="P8"><text:span text:style-name="T9">t</text:span><text:span text:style-name="T27">1</text:span><text:span text:style-name="T9"> = t</text:span><text:span text:style-name="T27">0</text:span><text:span text:style-name="T9"> + dt</text:span></text:p>
      <text:p text:style-name="P2"/>
      <text:p text:style-name="P10">t = 1</text:p>
      <text:p text:style-name="P2"/>
      <text:p text:style-name="P8"><text:span text:style-name="T9"><text:tab/></text:span><text:span text:style-name="T13">v</text:span><text:span text:style-name="T20">2</text:span><text:span text:style-name="T13"> − v</text:span><text:span text:style-name="T20">2</text:span><text:span text:style-name="T13"> ⋅</text:span><text:span text:style-name="T9"> dt t</text:span><text:span text:style-name="T27">1</text:span><text:span text:style-name="T9">= dt F(t</text:span><text:span text:style-name="T27">0</text:span><text:span text:style-name="T9">) + dt F(t</text:span><text:span text:style-name="T28">1</text:span><text:span text:style-name="T9">)</text:span></text:p>
      <text:p text:style-name="P2"/>
      <text:p text:style-name="P8"><text:span text:style-name="T9"><text:tab/>t</text:span><text:span text:style-name="T27">2</text:span><text:span text:style-name="T9"> − t</text:span><text:span text:style-name="T27">1</text:span><text:span text:style-name="T9"> + dt</text:span></text:p>
      <text:p text:style-name="P2"/>
      <text:p text:style-name="P2"/>
      <text:p text:style-name="P2"/>
      <text:p text:style-name="P2"/>
      <text:p text:style-name="P2"/>
      <text:p text:style-name="P8"><text:span text:style-name="T9">För den generella formen</text:span><text:span text:style-name="T9"><draw:frame draw:style-name="fr1" draw:name="Object4" text:anchor-type="as-char" svg:width="0.7602in" svg:height="0.411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2"/>
      <text:p text:style-name="P2">Euler framåt</text:p>
      <text:p text:style-name="P2"/>
      <text:p text:style-name="P8"><text:span text:style-name="T9"><text:tab/>u</text:span><text:span text:style-name="T4">n + 1</text:span><text:span text:style-name="T9"> = u</text:span><text:span text:style-name="T4">n</text:span><text:span text:style-name="T9"> + dt</text:span><text:span text:style-name="T13"> </text:span><text:span text:style-name="T11">ƒ(t</text:span><text:span text:style-name="T21">n</text:span><text:span text:style-name="T11">),<text:tab/>n </text:span><text:span text:style-name="T13">∈</text:span><text:span text:style-name="T11"> </text:span><text:span text:style-name="T13">ℕ</text:span></text:p>
      <text:p text:style-name="P10"/>
      <text:p text:style-name="P10">Trapetsmetoden</text:p>
      <text:p text:style-name="P10"/>
      <text:p text:style-name="P8"><text:span text:style-name="T13"><text:tab/></text:span><text:span text:style-name="T13"><draw:frame draw:style-name="fr1" draw:name="Object5" text:anchor-type="as-char" svg:width="2.228in" svg:height="0.4126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3"><text:tab/></text:span><text:span text:style-name="T11">n </text:span><text:span text:style-name="T13">∈</text:span><text:span text:style-name="T11"> </text:span><text:span text:style-name="T13">ℕ</text:span></text:p>
      <text:p text:style-name="P10"/>
      <text:p text:style-name="P10"/>
      <text:p text:style-name="P10">Om man använder sig av Euler kommer man få <text:span text:style-name="T32">ett </text:span>fel som väger som ∆t.</text:p>
      <text:p text:style-name="P10"/>
      <text:p text:style-name="P11">I andra fallet <text:span text:style-name="T32">[Trapetsmetoden]</text:span> så växer felet kvadratisk,</text:p>
      <text:p text:style-name="P11"><text:span text:style-name="T32">vilket </text:span>kallas för ordning två.</text:p>
      <text:p text:style-name="P10"/>
      <text:p text:style-name="P10"/>
      <text:p text:style-name="P10"/>
      <text:p text:style-name="P10"/>
      <text:p text:style-name="P10"/>
      <text:p text:style-name="P10">Uppgift 1</text:p>
      <text:p text:style-name="P10"/>
      <text:p text:style-name="P8"><text:span text:style-name="T13">En given kraft </text:span><text:span text:style-name="T11">ƒ(t) = cos(t) ve</text:span><text:span text:style-name="T12">r</text:span><text:span text:style-name="T11">kar på en partikel med massan, m = 1.</text:span></text:p>
      <text:p text:style-name="P13">Rörelsen hos partikeln kan beskrivas med Newtons andra lag enligt</text:p>
      <text:p text:style-name="P13"/>
      <text:p text:style-name="P8"><text:span text:style-name="T11"><text:tab/></text:span><text:span text:style-name="T11"><draw:frame draw:style-name="fr1" draw:name="Object6" text:anchor-type="as-char" svg:width="1.2252in" svg:height="0.411in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3"/>
      <text:p text:style-name="P8"><text:span text:style-name="T11"><text:tab/></text:span><text:span text:style-name="T11"><draw:frame draw:style-name="fr1" draw:name="Object7" text:anchor-type="as-char" svg:width="0.839in" svg:height="0.411in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13"/>
      <text:p text:style-name="P13"/>
      <text:p text:style-name="P13">Vid tiden t = 0 har partikeln hastigheten v = 0 och befinner sig vid x = 0.</text:p>
      <text:p text:style-name="P13">Vilken hastighet har partikeln och var befinnr den sig vid t = 0,2?</text:p>
      <text:p text:style-name="P18">Om kraften istället ges av ƒ(t) sin(t) / t,</text:p>
      <text:p text:style-name="P13">vilken hastighet och position kommer partikeln ha vid t = 1,2?</text:p>
      <text:p text:style-name="P13"/>
      <text:p text:style-name="P13">I det här fallet vet vi att den vid t = 1 har hastigheten v = 0 och positionen x = 0.</text:p>
      <text:p text:style-name="P13"/>
      <text:p text:style-name="P13"/>
      <text:p text:style-name="P8"><text:span text:style-name="T11">v</text:span><text:span text:style-name="T19">n + 1</text:span><text:span text:style-name="T11"> = v</text:span><text:span text:style-name="T19">n</text:span><text:span text:style-name="T11"> + dt cos(t</text:span><text:span text:style-name="T21">0</text:span><text:span text:style-name="T11">)</text:span></text:p>
      <text:p text:style-name="P13"/>
      <text:p text:style-name="P8"><text:span text:style-name="T11">x</text:span><text:span text:style-name="T19">n + 1</text:span><text:span text:style-name="T11"> = x + dt v</text:span><text:span text:style-name="T19">n</text:span></text:p>
      <text:p text:style-name="P13"/>
      <text:p text:style-name="P13"/>
      <text:p text:style-name="P13">Man börjar med att välja ett tidssteg: <text:s/>dt = 0,2</text:p>
      <text:p text:style-name="P13"/>
      <text:p text:style-name="P13">t = 0, x = 0, v = 0</text:p>
      <text:p text:style-name="P13"/>
      <text:p text:style-name="P13"/>
      <text:p text:style-name="P8"><text:span text:style-name="T11">n = 0<text:tab/><text:tab/>v</text:span><text:span text:style-name="T19">0 + 1</text:span><text:span text:style-name="T11"> = v</text:span><text:span text:style-name="T19">0</text:span><text:span text:style-name="T11"> + 0,2 cos(t</text:span><text:span text:style-name="T19">0</text:span><text:span text:style-name="T11">) = 0 + 0,2 cos 0 = 0,2</text:span></text:p>
      <text:p text:style-name="P13"/>
      <text:p text:style-name="P8"><text:span text:style-name="T11">x</text:span><text:span text:style-name="T19">1</text:span><text:span text:style-name="T11"> = x</text:span><text:span text:style-name="T19">0</text:span><text:span text:style-name="T11"> + dt v</text:span><text:span text:style-name="T19">0</text:span><text:span text:style-name="T11"> = 0</text:span></text:p>
      <text:p text:style-name="P13"/>
      <text:p text:style-name="P13"><draw:frame draw:style-name="fr1" draw:name="Object8" text:anchor-type="as-char" svg:width="0.9937in" svg:height="0.3835in" draw:z-index="11"><draw:object xlink:href="./Object 8" xlink:type="simple" xlink:show="embed" xlink:actuate="onLoad"/><draw:image xlink:href="./ObjectReplacements/Object 8" xlink:type="simple" xlink:show="embed" xlink:actuate="onLoad"/></draw:frame></text:p>
      <text:p text:style-name="P13"/>
      <text:p text:style-name="P13">Fel!<text:tab/>För stort steg!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Analytisk lösning</text:p>
      <text:p text:style-name="P13"/>
      <text:p text:style-name="P13"/>
      <text:p text:style-name="P13"/>
      <text:p text:style-name="P13"><draw:frame draw:style-name="fr1" draw:name="Object9" text:anchor-type="as-char" svg:width="3.339in" svg:height="0.411in" draw:z-index="12"><draw:object xlink:href="./Object 9" xlink:type="simple" xlink:show="embed" xlink:actuate="onLoad"/><draw:image xlink:href="./ObjectReplacements/Object 9" xlink:type="simple" xlink:show="embed" xlink:actuate="onLoad"/></draw:frame></text:p>
      <text:p text:style-name="P13"/>
      <text:p text:style-name="P13"><draw:frame draw:style-name="fr1" draw:name="Object10" text:anchor-type="as-char" svg:width="0.561in" svg:height="0.411in" draw:z-index="13"><draw:object xlink:href="./Object 10" xlink:type="simple" xlink:show="embed" xlink:actuate="onLoad"/><draw:image xlink:href="./ObjectReplacements/Object 10" xlink:type="simple" xlink:show="embed" xlink:actuate="onLoad"/></draw:frame></text:p>
      <text:p text:style-name="P13"/>
      <text:p text:style-name="P8"><text:span text:style-name="T11"><draw:frame draw:style-name="fr1" draw:name="Object11" text:anchor-type="as-char" svg:width="0.9472in" svg:height="0.411in" draw:z-index="14"><draw:object xlink:href="./Object 11" xlink:type="simple" xlink:show="embed" xlink:actuate="onLoad"/><draw:image xlink:href="./ObjectReplacements/Object 11" xlink:type="simple" xlink:show="embed" xlink:actuate="onLoad"/></draw:frame></text:span><text:span text:style-name="T11"><text:tab/></text:span><text:span text:style-name="T11"><draw:frame draw:style-name="fr1" draw:name="Object13" text:anchor-type="as-char" svg:width="2.289in" svg:height="0.45in" draw:z-index="22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13"/>
      <text:p text:style-name="P8"><text:span text:style-name="T11"><draw:frame draw:style-name="fr1" draw:name="Object12" text:anchor-type="as-char" svg:width="0.9047in" svg:height="0.411in" draw:z-index="15"><draw:object xlink:href="./Object 12" xlink:type="simple" xlink:show="embed" xlink:actuate="onLoad"/><draw:image xlink:href="./ObjectReplacements/Object 12" xlink:type="simple" xlink:show="embed" xlink:actuate="onLoad"/></draw:frame></text:span><text:span text:style-name="T11"><text:tab/></text:span><text:span text:style-name="T11"><draw:frame draw:style-name="fr1" draw:name="Object14" text:anchor-type="as-char" svg:width="2.4535in" svg:height="0.4508in" draw:z-index="18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13"/>
      <text:p text:style-name="P13">x(t) = 1 − cos(t)</text:p>
      <text:p text:style-name="P13"/>
      <text:p text:style-name="P13">v(0,2) = sin(0,2) ≈ 0,19867</text:p>
      <text:p text:style-name="P13"/>
      <text:p text:style-name="P13">x(0,2) = 1 − cos(0,2) ≈ 0,019933</text:p>
      <text:p text:style-name="P13"/>
      <text:p text:style-name="P13">Igen med ett mindre steg,<text:tab/>dt = 0,1 <text:s/>(2 steg)</text:p>
      <text:p text:style-name="P13"/>
      <text:p text:style-name="P13"><text:soft-page-break/><draw:frame draw:style-name="fr1" draw:name="Object15" text:anchor-type="as-char" svg:width="1.0646in" svg:height="0.2425in" draw:z-index="17"><draw:object xlink:href="./Object 15" xlink:type="simple" xlink:show="embed" xlink:actuate="onLoad"/><draw:image xlink:href="./ObjectReplacements/Object 15" xlink:type="simple" xlink:show="embed" xlink:actuate="onLoad"/></draw:frame></text:p>
      <text:p text:style-name="P13"/>
      <text:p text:style-name="P13"><draw:frame draw:style-name="fr1" draw:name="Object16" text:anchor-type="as-char" svg:width="0.8543in" svg:height="0.2425in" draw:z-index="19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3"/>
      <text:p text:style-name="P13"><draw:frame draw:style-name="fr1" draw:name="Object17" text:anchor-type="as-char" svg:width="2.8917in" svg:height="0.7661in" draw:z-index="20"><draw:object xlink:href="./Object 17" xlink:type="simple" xlink:show="embed" xlink:actuate="onLoad"/><draw:image xlink:href="./ObjectReplacements/Object 17" xlink:type="simple" xlink:show="embed" xlink:actuate="onLoad"/></draw:frame></text:p>
      <text:p text:style-name="P13"/>
      <text:p text:style-name="P13"><draw:frame draw:style-name="fr1" draw:name="Object18" text:anchor-type="as-char" svg:width="1.9445in" svg:height="0.2429in" draw:z-index="21"><draw:object xlink:href="./Object 18" xlink:type="simple" xlink:show="embed" xlink:actuate="onLoad"/><draw:image xlink:href="./ObjectReplacements/Object 18" xlink:type="simple" xlink:show="embed" xlink:actuate="onLoad"/></draw:frame></text:p>
      <text:p text:style-name="P13"/>
      <text:p text:style-name="P13"><draw:frame draw:style-name="fr1" draw:name="Object19" text:anchor-type="as-char" svg:width="1.9437in" svg:height="0.2429in" draw:z-index="23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3"/>
      <text:p text:style-name="P13"/>
      <text:p text:style-name="P13"/>
      <text:p text:style-name="P13"/>
      <text:p text:style-name="P14">t = 0</text:p>
      <text:p text:style-name="P14">x = 0</text:p>
      <text:p text:style-name="P14">v = 0</text:p>
      <text:p text:style-name="P14">dt = 0,5</text:p>
      <text:p text:style-name="P14">tslut = 0,2</text:p>
      <text:p text:style-name="P14"/>
      <text:p text:style-name="P14">varray = array(v)</text:p>
      <text:p text:style-name="P14">xarray = array(x)</text:p>
      <text:p text:style-name="P14">tarray = array(t)</text:p>
      <text:p text:style-name="P14"/>
      <text:p text:style-name="P14">N = (tslut - t) / dt</text:p>
      <text:p text:style-name="P14"/>
      <text:p text:style-name="P14"><text:span text:style-name="T24">print</text:span> N</text:p>
      <text:p text:style-name="P14"/>
      <text:p text:style-name="P8"><text:span text:style-name="T15">for</text:span><text:span text:style-name="T14"> i </text:span><text:span text:style-name="T15">in</text:span><text:span text:style-name="T14"> range(0, N):</text:span></text:p>
      <text:p text:style-name="P14"><text:tab/>t0 = t</text:p>
      <text:p text:style-name="P14"><text:tab/>x0 = x</text:p>
      <text:p text:style-name="P14"><text:tab/>v0 = v</text:p>
      <text:p text:style-name="P14"/>
      <text:p text:style-name="P14"><text:tab/>t = t0 + dt</text:p>
      <text:p text:style-name="P14"><text:tab/>v = timestep(f, t0, v0, dt, "Euler")</text:p>
      <text:p text:style-name="P14"><text:tab/>x = x0 + dt * v0</text:p>
      <text:p text:style-name="P14"/>
      <text:p text:style-name="P14"><text:tab/>varray = append(varray, v)</text:p>
      <text:p text:style-name="P14"><text:tab/>xarray = append(varray, x)</text:p>
      <text:p text:style-name="P14"><text:tab/>tarray = append(varray, t)</text:p>
      <text:p text:style-name="P14"/>
      <text:p text:style-name="P14">err_v = v_ex(t) - varray[-1]</text:p>
      <text:p text:style-name="P14">err_x = x_ex(t) - xarray[-1]</text:p>
      <text:p text:style-name="P14"/>
      <text:p text:style-name="P15">print</text:p>
      <text:p text:style-name="P15">print</text:p>
      <text:p text:style-name="P16"/>
      <text:p text:style-name="P12"/>
      <text:p text:style-name="P12">0,5 ger felen</text:p>
      <text:p text:style-name="P12"/>
      <text:p text:style-name="P6"><text:span text:style-name="T11"><text:tab/>|v</text:span><text:span text:style-name="T21">ex</text:span><text:span text:style-name="T11">(0,2) − v</text:span><text:span text:style-name="T19">4</text:span><text:span text:style-name="T11">|</text:span><text:span text:style-name="T17"> </text:span><text:span text:style-name="T18">≈</text:span><text:span text:style-name="T17"> </text:span><text:span text:style-name="T11">0,00046</text:span></text:p>
      <text:p text:style-name="P6"><text:span text:style-name="T11"><text:tab/>|x</text:span><text:span text:style-name="T21">ex</text:span><text:span text:style-name="T11">(0,2) − x⁴|</text:span><text:span text:style-name="T17"> </text:span><text:span text:style-name="T18">≈</text:span><text:span text:style-name="T17"> </text:span><text:span text:style-name="T11">0,0056<text:tab/><text:tab/><text:tab/>dt = 0,05</text:span></text:p>
      <text:p text:style-name="P19">Med midpoint</text:p>
      <text:p text:style-name="P12"/>
      <text:p text:style-name="P12"><text:tab/>dt = 0,2</text:p>
      <text:p text:style-name="P12"/>
      <text:p text:style-name="P6"><text:span text:style-name="T11"><text:tab/><text:tab/>err</text:span><text:span text:style-name="T21">r</text:span><text:span text:style-name="T11"> = 6,63 ⋅ 10</text:span><text:span text:style-name="T19">−4</text:span></text:p>
      <text:p text:style-name="P12"/>
      <text:p text:style-name="P12"><text:tab/>dt = 0,1</text:p>
      <text:p text:style-name="P12"/>
      <text:p text:style-name="P6"><text:span text:style-name="T11"><text:tab/><text:tab/>err</text:span><text:span text:style-name="T21">r</text:span><text:span text:style-name="T11"> = 1,66 ⋅ 10</text:span><text:span text:style-name="T19">−4</text:span></text:p>
      <text:p text:style-name="P12"/>
      <text:p text:style-name="P12"><text:tab/>Halvering av dt gör att felet blir en fjärdedel av vad det var innan.</text:p>
      <text:p text:style-name="P12"/>
      <text:p text:style-name="P12"/>
      <text:p text:style-name="P12"/>
      <text:p text:style-name="P12"/>
      <text:p text:style-name="P12"/>
      <text:p text:style-name="P12"/>
      <text:p text:style-name="P12">Fundamentalsatsen</text:p>
      <text:p text:style-name="P12"/>
      <text:p text:style-name="P12">Relationen mellan derivata och integral</text:p>
      <text:p text:style-name="P12"/>
      <text:p text:style-name="P6"><text:span text:style-name="T11"><text:tab/></text:span><text:span text:style-name="T11"><draw:frame draw:style-name="fr1" draw:name="Object20" text:anchor-type="as-char" svg:width="1.5134in" svg:height="0.4126in" draw:z-index="7"><draw:object xlink:href="./Object 20" xlink:type="simple" xlink:show="embed" xlink:actuate="onLoad"/><draw:image xlink:href="./ObjectReplacements/Object 20" xlink:type="simple" xlink:show="embed" xlink:actuate="onLoad"/></draw:frame></text:span><text:span text:style-name="T11"><text:tab/>u(t) är en primitiv funktion till </text:span><text:span text:style-name="T16">ƒ(s)</text:span></text:p>
      <text:p text:style-name="P13"/>
      <text:p text:style-name="P6"><text:span text:style-name="T16"><text:tab/></text:span><text:span text:style-name="T16"><draw:frame draw:style-name="fr1" draw:name="Object21" text:anchor-type="as-char" svg:width="1.2862in" svg:height="0.6028in" draw:z-index="8"><draw:object xlink:href="./Object 21" xlink:type="simple" xlink:show="embed" xlink:actuate="onLoad"/><draw:image xlink:href="./ObjectReplacements/Object 21" xlink:type="simple" xlink:show="embed" xlink:actuate="onLoad"/></draw:frame></text:span><text:span text:style-name="T16"><text:tab/><text:tab/>är lösningen till</text:span></text:p>
      <text:p text:style-name="P13"/>
      <text:p text:style-name="P13"/>
      <text:p text:style-name="P6"><text:span text:style-name="T16"><text:tab/></text:span><text:span text:style-name="T16"><draw:frame draw:style-name="fr1" draw:name="Object22" text:anchor-type="as-char" svg:width="1.6575in" svg:height="0.411in" draw:z-index="9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13"/>
      <text:p text:style-name="P13"/>
      <text:p text:style-name="P13"><text:tab/>Approximativ lösning med <text:s/>dt, u(T)</text:p>
      <text:p text:style-name="P13"/>
      <text:p text:style-name="P6"><text:span text:style-name="T16"><text:tab/>Approximativ lösning med</text:span><text:span text:style-name="T16"><draw:frame draw:style-name="fr1" draw:name="Object23" text:anchor-type="as-char" svg:width="0.8165in" svg:height="0.4126in" draw:z-index="10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13"/>
      <text:p text:style-name="P13"/>
      <text:p text:style-name="P6"><text:span text:style-name="T16"><text:tab/></text:span><text:span text:style-name="T16"><draw:frame draw:style-name="fr1" draw:name="Object24" text:anchor-type="as-char" svg:width="3.128in" svg:height="0.4252in" draw:z-index="16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/>
    <style:font-face style:name="OpenSymbol" svg:font-family="OpenSymbol"/>
    <style:font-face style:name="Tahoma1" svg:font-family="Tahoma"/>
    <style:font-face style:name="CAAAAA+DejaVuSans" svg:font-family="CAAAAA+DejaVuSans" style:font-family-generic="swiss"/>
    <style:font-face style:name="DejaVu Sans2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DejaVu Sans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9H12M38S</meta:editing-duration>
    <meta:editing-cycles>44</meta:editing-cycles>
    <meta:generator>OpenOffice.org/3.2$Linux OpenOffice.org_project/320m19$Build-9505</meta:generator>
    <dc:date>2010-12-16T12:44:51</dc:date>
    <dc:creator>Mattias </dc:creator>
    <meta:document-statistic meta:table-count="0" meta:image-count="0" meta:object-count="24" meta:page-count="5" meta:paragraph-count="104" meta:word-count="552" meta:character-count="242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frac>
        <mi>du</mi>
        <mi>dt</mi>
      </mfrac>
      <mrow>
        <mi/>
        <mi mathvariant="normal">=</mi>
        <mi/>
      </mrow>
      <mi mathvariant="normal">ƒ</mi>
      <mrow>
        <mo stretchy="false">(</mo>
        <mrow>
          <mi mathvariant="normal">t</mi>
          <mi mathvariant="normal">;</mi>
          <mi/>
          <mi mathvariant="normal">u</mi>
        </mrow>
        <mo stretchy="false">)</mo>
      </mrow>
    </mrow>
    <annotation encoding="StarMath 5.0">{du over dt} `=` ƒ(t;`u)</annotation>
  </semantics>
</math>
</file>

<file path=Object 10/content.xml><?xml version="1.0" encoding="utf-8"?>
<math xmlns="http://www.w3.org/1998/Math/MathML">
  <semantics>
    <mrow>
      <mfrac>
        <mi>dx</mi>
        <mi>dt</mi>
      </mfrac>
      <mi mathvariant="normal">=</mi>
      <mi mathvariant="normal">v</mi>
    </mrow>
    <annotation encoding="StarMath 5.0">dx over dt = v</annotation>
  </semantics>
</math>
</file>

<file path=Object 11/content.xml><?xml version="1.0" encoding="utf-8"?>
<math xmlns="http://www.w3.org/1998/Math/MathML">
  <semantics>
    <mrow>
      <mrow>
        <mfrac>
          <mi>dv</mi>
          <mi>dt</mi>
        </mfrac>
        <mi mathvariant="normal">=</mi>
        <mi>cos</mi>
      </mrow>
      <mrow>
        <mo stretchy="false">(</mo>
        <mi mathvariant="normal">t</mi>
        <mo stretchy="false">)</mo>
      </mrow>
    </mrow>
    <annotation encoding="StarMath 5.0">dv over dt = cos(t)</annotation>
  </semantics>
</math>
</file>

<file path=Object 12/content.xml><?xml version="1.0" encoding="utf-8"?>
<math xmlns="http://www.w3.org/1998/Math/MathML">
  <semantics>
    <mrow>
      <mrow>
        <mfrac>
          <mi>dx</mi>
          <mi>dt</mi>
        </mfrac>
        <mi mathvariant="normal">=</mi>
        <mi>sin</mi>
      </mrow>
      <mrow>
        <mo stretchy="false">(</mo>
        <mi mathvariant="normal">t</mi>
        <mo stretchy="false">)</mo>
      </mrow>
    </mrow>
    <annotation encoding="StarMath 5.0">dx over dt = sin (t)</annotation>
  </semantics>
</math>
</file>

<file path=Object 13/content.xml><?xml version="1.0" encoding="utf-8"?>
<math xmlns="http://www.w3.org/1998/Math/MathML">
  <semantics>
    <mtable>
      <mtr>
        <mtd>
          <mrow>
            <mi mathvariant="normal">v</mi>
            <mrow>
              <mrow>
                <mo stretchy="false">(</mo>
                <mi mathvariant="normal">t</mi>
                <mo stretchy="false">)</mo>
              </mrow>
              <mi mathvariant="normal">=</mi>
              <mi>sin</mi>
            </mrow>
            <mrow>
              <mrow>
                <mo stretchy="false">(</mo>
                <mi mathvariant="normal">t</mi>
                <mo stretchy="false">)</mo>
              </mrow>
              <mo stretchy="false">+</mo>
              <msub>
                <mi mathvariant="normal">C</mi>
                <mn>1</mn>
              </msub>
            </mrow>
          </mrow>
        </mtd>
      </mtr>
      <mtr>
        <mtd>
          <mrow>
            <mi mathvariant="normal">v</mi>
            <mrow>
              <mrow>
                <mo stretchy="false">(</mo>
                <mn>0</mn>
                <mo stretchy="false">)</mo>
              </mrow>
              <mi mathvariant="normal">=</mi>
              <mi>sin</mi>
            </mrow>
            <mrow>
              <mrow>
                <mrow>
                  <mo stretchy="false">(</mo>
                  <mn>0</mn>
                  <mo stretchy="false">)</mo>
                </mrow>
                <mo stretchy="false">+</mo>
                <msub>
                  <mi mathvariant="normal">C</mi>
                  <mn>1</mn>
                </msub>
              </mrow>
              <mi mathvariant="normal">=</mi>
              <mn>0</mn>
            </mrow>
            <mi/>
            <mi mathvariant="normal">⇒</mi>
            <mi/>
            <mrow>
              <msub>
                <mi mathvariant="normal">C</mi>
                <mn>1</mn>
              </msub>
              <mi mathvariant="normal">=</mi>
              <mn>0</mn>
            </mrow>
          </mrow>
        </mtd>
      </mtr>
    </mtable>
    <annotation encoding="StarMath 5.0">stack{alignl{v(t) = sin (t) + C_1} # alignl{v(0) = sin (0) + C_1 = 0 ``drarrow`` C_1 = 0}}</annotation>
  </semantics>
</math>
</file>

<file path=Object 14/content.xml><?xml version="1.0" encoding="utf-8"?>
<math xmlns="http://www.w3.org/1998/Math/MathML">
  <semantics>
    <mtable>
      <mtr>
        <mtd>
          <mrow>
            <mi mathvariant="normal">x</mi>
            <mrow>
              <mrow>
                <mo stretchy="false">(</mo>
                <mi mathvariant="normal">t</mi>
                <mo stretchy="false">)</mo>
              </mrow>
              <mi mathvariant="normal">=</mi>
              <mrow>
                <mi mathvariant="normal">−</mi>
                <mi>cos</mi>
              </mrow>
            </mrow>
            <mrow>
              <mrow>
                <mo stretchy="false">(</mo>
                <mi mathvariant="normal">t</mi>
                <mo stretchy="false">)</mo>
              </mrow>
              <mo stretchy="false">+</mo>
              <msub>
                <mi mathvariant="normal">C</mi>
                <mn>2</mn>
              </msub>
            </mrow>
          </mrow>
        </mtd>
      </mtr>
      <mtr>
        <mtd>
          <mrow>
            <mi mathvariant="normal">x</mi>
            <mrow>
              <mrow>
                <mo stretchy="false">(</mo>
                <mn>0</mn>
                <mo stretchy="false">)</mo>
              </mrow>
              <mi mathvariant="normal">=</mi>
              <mrow>
                <mi mathvariant="normal">−</mi>
                <mi>cos</mi>
              </mrow>
            </mrow>
            <mrow>
              <mrow>
                <mrow>
                  <mo stretchy="false">(</mo>
                  <mn>0</mn>
                  <mo stretchy="false">)</mo>
                </mrow>
                <mo stretchy="false">+</mo>
                <msub>
                  <mi mathvariant="normal">C</mi>
                  <mn>2</mn>
                </msub>
              </mrow>
              <mi mathvariant="normal">=</mi>
              <mn>0</mn>
            </mrow>
            <mi/>
            <mi mathvariant="normal">⇒</mi>
            <mi/>
            <mrow>
              <msub>
                <mi mathvariant="normal">C</mi>
                <mn>2</mn>
              </msub>
              <mi mathvariant="normal">=</mi>
              <mn>1</mn>
            </mrow>
          </mrow>
        </mtd>
      </mtr>
    </mtable>
    <annotation encoding="StarMath 5.0">stack{alignl{x(t) = -cos (t) + C_2} # alignl{x(0) = -cos (0) + C_2 = 0 ``drarrow`` C_2 = 1}}</annotation>
  </semantics>
</math>
</file>

<file path=Object 15/content.xml><?xml version="1.0" encoding="utf-8"?>
<math xmlns="http://www.w3.org/1998/Math/MathML">
  <semantics>
    <mrow>
      <msubsup>
        <mi mathvariant="normal">v</mi>
        <mn>0,1</mn>
        <mn>2</mn>
      </msubsup>
      <mi mathvariant="normal">=</mi>
      <mn>0,1995</mn>
    </mrow>
    <annotation encoding="StarMath 5.0">v sub {0,1} sup 2 = 0,1995</annotation>
  </semantics>
</math>
</file>

<file path=Object 16/content.xml><?xml version="1.0" encoding="utf-8"?>
<math xmlns="http://www.w3.org/1998/Math/MathML">
  <semantics>
    <mrow>
      <msubsup>
        <mi mathvariant="normal">x</mi>
        <mn>0,1</mn>
        <mn>2</mn>
      </msubsup>
      <mi mathvariant="normal">=</mi>
      <mn>0,01</mn>
    </mrow>
    <annotation encoding="StarMath 5.0">x sub {0,1} sup 2 = 0,01</annotation>
  </semantics>
</math>
</file>

<file path=Object 17/content.xml><?xml version="1.0" encoding="utf-8"?>
<math xmlns="http://www.w3.org/1998/Math/MathML">
  <semantics>
    <mrow>
      <mrow>
        <mrow>
          <mtable>
            <mtr>
              <mtd>
                <mrow>
                  <mfenced open="∣" close="∣">
                    <mrow>
                      <msub>
                        <mi mathvariant="normal">v</mi>
                        <mi>ex</mi>
                      </msub>
                      <mrow>
                        <mrow>
                          <mo stretchy="false">(</mo>
                          <mn>0,2</mn>
                          <mo stretchy="false">)</mo>
                        </mrow>
                        <mi mathvariant="normal">−</mi>
                        <msup>
                          <mi mathvariant="normal">v</mi>
                          <mn>1</mn>
                        </msup>
                      </mrow>
                    </mrow>
                  </mfenced>
                  <mi mathvariant="normal">≈</mi>
                  <mn>0,00133</mn>
                </mrow>
              </mtd>
            </mtr>
            <mtr>
              <mtd>
                <mtext/>
              </mtd>
            </mtr>
            <mtr>
              <mtd>
                <mrow>
                  <mfenced open="∣" close="∣">
                    <mrow>
                      <msub>
                        <mi mathvariant="normal">x</mi>
                        <mi>ex</mi>
                      </msub>
                      <mrow>
                        <mrow>
                          <mo stretchy="false">(</mo>
                          <mn>0,2</mn>
                          <mo stretchy="false">)</mo>
                        </mrow>
                        <mi mathvariant="normal">−</mi>
                        <msup>
                          <mi mathvariant="normal">x</mi>
                          <mn>1</mn>
                        </msup>
                      </mrow>
                    </mrow>
                  </mfenced>
                  <mi mathvariant="normal">≈</mi>
                  <mn>0,0199</mn>
                </mrow>
              </mtd>
            </mtr>
          </mtable>
          <mi/>
        </mrow>
        <mi stretchy="true" mathvariant="normal">}</mi>
      </mrow>
      <mi/>
      <mrow>
        <mi>dt</mi>
        <mi mathvariant="normal">=</mi>
        <mn>0,1</mn>
      </mrow>
    </mrow>
    <annotation encoding="StarMath 5.0">left none stack{alignl{abs{v_ex (0,2) - v^1} ≈ 0,00133} # "" #
alignl{abs{x_ex (0,2) - x^1} ≈ 0,0199}} ~~ right rbrace ~~ dt = 0,1</annotation>
  </semantics>
</math>
</file>

<file path=Object 18/content.xml><?xml version="1.0" encoding="utf-8"?>
<math xmlns="http://www.w3.org/1998/Math/MathML">
  <semantics>
    <mrow>
      <mfenced open="∣" close="∣">
        <mrow>
          <msub>
            <mi mathvariant="normal">v</mi>
            <mi>ex</mi>
          </msub>
          <mrow>
            <mrow>
              <mo stretchy="false">(</mo>
              <mn>0,2</mn>
              <mo stretchy="false">)</mo>
            </mrow>
            <mi mathvariant="normal">−</mi>
            <msup>
              <mi mathvariant="normal">v</mi>
              <mn>2</mn>
            </msup>
          </mrow>
        </mrow>
      </mfenced>
      <mi mathvariant="normal">≈</mi>
      <mn>0,00083</mn>
    </mrow>
    <annotation encoding="StarMath 5.0">abs{v_ex (0,2) - v^2} ≈ 0,00083</annotation>
  </semantics>
</math>
</file>

<file path=Object 19/content.xml><?xml version="1.0" encoding="utf-8"?>
<math xmlns="http://www.w3.org/1998/Math/MathML">
  <semantics>
    <mrow>
      <mfenced open="∣" close="∣">
        <mrow>
          <msub>
            <mi mathvariant="normal">x</mi>
            <mi>ex</mi>
          </msub>
          <mrow>
            <mrow>
              <mo stretchy="false">(</mo>
              <mn>0,2</mn>
              <mo stretchy="false">)</mo>
            </mrow>
            <mi mathvariant="normal">−</mi>
            <msup>
              <mi mathvariant="normal">x</mi>
              <mn>2</mn>
            </msup>
          </mrow>
        </mrow>
      </mfenced>
      <mi mathvariant="normal">≈</mi>
      <mn>0,00933</mn>
    </mrow>
    <annotation encoding="StarMath 5.0">abs{x_ex (0,2) - x^2} ≈ 0,00933</annotation>
  </semantics>
</math>
</file>

<file path=Object 2/content.xml><?xml version="1.0" encoding="utf-8"?>
<math xmlns="http://www.w3.org/1998/Math/MathML">
  <semantics>
    <mrow>
      <mrow>
        <mrow>
          <mtable>
            <mtr>
              <mtd>
                <mrow>
                  <mfrac>
                    <mi>dv</mi>
                    <mi>dt</mi>
                  </mfrac>
                  <mrow>
                    <mi/>
                    <mi mathvariant="normal">=</mi>
                    <mi/>
                  </mrow>
                  <mi mathvariant="normal">F</mi>
                </mrow>
              </mtd>
              <mtd>
                <mi/>
              </mtd>
              <mtd>
                <mrow>
                  <mi mathvariant="normal">ƒ</mi>
                  <mrow>
                    <mo stretchy="false">(</mo>
                    <mi mathvariant="normal">t</mi>
                    <mo stretchy="false">)</mo>
                  </mrow>
                  <mrow>
                    <mi/>
                    <mi mathvariant="normal">=</mi>
                    <mi/>
                  </mrow>
                  <mi mathvariant="normal">F</mi>
                </mrow>
              </mtd>
            </mtr>
            <mtr>
              <mtd>
                <mrow>
                  <mfrac>
                    <mi>dx</mi>
                    <mi>dt</mi>
                  </mfrac>
                  <mrow>
                    <mi/>
                    <mi mathvariant="normal">=</mi>
                    <mi/>
                  </mrow>
                  <mi mathvariant="normal">v</mi>
                </mrow>
              </mtd>
              <mtd>
                <mi/>
              </mtd>
              <mtd>
                <mrow>
                  <mi mathvariant="normal">ƒ</mi>
                  <mrow>
                    <mo stretchy="false">(</mo>
                    <mi mathvariant="normal">t</mi>
                    <mo stretchy="false">)</mo>
                  </mrow>
                  <mrow>
                    <mi/>
                    <mi mathvariant="normal">=</mi>
                    <mi/>
                  </mrow>
                  <mi mathvariant="normal">v</mi>
                </mrow>
              </mtd>
            </mtr>
          </mtable>
          <mi/>
        </mrow>
        <mi stretchy="true" mathvariant="normal">}</mi>
      </mrow>
      <mi/>
      <mtext>Samma form som</mtext>
      <mfrac>
        <mi>du</mi>
        <mi>dt</mi>
      </mfrac>
      <mrow>
        <mi/>
        <mi mathvariant="normal">=</mi>
        <mi/>
      </mrow>
      <mi mathvariant="normal">ƒ</mi>
      <mrow>
        <mo stretchy="false">(</mo>
        <mi mathvariant="normal">t</mi>
        <mo stretchy="false">)</mo>
      </mrow>
    </mrow>
    <annotation encoding="StarMath 5.0">left none matrix{{dv over dt} `=` F # ~~ # ƒ(t) `=` F ## {dx over dt} `=` v # ~~ #

{{    ƒ(t) `=` v    }}

} ~ right rbrace ~ "Samma form som" {du over dt} `=` ƒ(t)</annotation>
  </semantics>
</math>
</file>

<file path=Object 20/content.xml><?xml version="1.0" encoding="utf-8"?>
<math xmlns="http://www.w3.org/1998/Math/MathML">
  <semantics>
    <mrow>
      <mrow>
        <mfrac>
          <mi>du</mi>
          <mi>dt</mi>
        </mfrac>
        <mi mathvariant="normal">=</mi>
        <mi mathvariant="normal">ƒ</mi>
      </mrow>
      <mrow>
        <mo stretchy="false">(</mo>
        <mi mathvariant="normal">t</mi>
        <mo stretchy="false">)</mo>
      </mrow>
      <mi mathvariant="normal">,</mi>
      <mi/>
      <mi mathvariant="normal">u</mi>
      <mrow>
        <mrow>
          <mo stretchy="false">(</mo>
          <mn>0</mn>
          <mo stretchy="false">)</mo>
        </mrow>
        <mi mathvariant="normal">=</mi>
        <mn>0</mn>
      </mrow>
    </mrow>
    <annotation encoding="StarMath 5.0">{du over dt} = ƒ(t), ~ u(0) = 0</annotation>
  </semantics>
</math>
</file>

<file path=Object 21/content.xml><?xml version="1.0" encoding="utf-8"?>
<math xmlns="http://www.w3.org/1998/Math/MathML">
  <semantics>
    <mrow>
      <mi mathvariant="normal">u</mi>
      <mrow>
        <mrow>
          <mo stretchy="false">(</mo>
          <mi mathvariant="normal">t</mi>
          <mo stretchy="false">)</mo>
        </mrow>
        <mi mathvariant="normal">=</mi>
        <mstyle mathsize="125%">
          <mrow>
            <mrow>
              <munderover>
                <mi mathvariant="normal">∫</mi>
                <mn>0</mn>
                <mi mathvariant="normal">t</mi>
              </munderover>
              <mtext/>
            </mrow>
          </mrow>
        </mstyle>
      </mrow>
      <mi mathvariant="normal">ƒ</mi>
      <mrow>
        <mo stretchy="false">(</mo>
        <mi mathvariant="normal">s</mi>
        <mo stretchy="false">)</mo>
      </mrow>
      <mi/>
      <mi>ds</mi>
    </mrow>
    <annotation encoding="StarMath 5.0">u(t) = {size *1.25 int from 0 to t ""} ƒ(s) `ds</annotation>
  </semantics>
</math>
</file>

<file path=Object 22/content.xml><?xml version="1.0" encoding="utf-8"?>
<math xmlns="http://www.w3.org/1998/Math/MathML">
  <semantics>
    <mrow>
      <mi mathvariant="normal">u</mi>
      <mrow>
        <mo stretchy="false">(</mo>
        <mi mathvariant="normal">T</mi>
        <mo stretchy="false">)</mo>
      </mrow>
      <mrow>
        <mi/>
        <mi mathvariant="normal">−</mi>
        <mi/>
      </mrow>
      <mover accent="true">
        <mi mathvariant="normal">u</mi>
        <mo stretchy="false">ˉ</mo>
      </mover>
      <mrow>
        <mo stretchy="false">(</mo>
        <mi mathvariant="normal">T</mi>
        <mo stretchy="false">)</mo>
      </mrow>
      <mrow>
        <mi/>
        <mi mathvariant="normal">≤</mi>
        <mi/>
      </mrow>
      <mfrac>
        <mtext>LT</mtext>
        <mn>4</mn>
      </mfrac>
      <mi/>
      <mi>dt</mi>
    </mrow>
    <annotation encoding="StarMath 5.0">u(T) `-` bar u (T) `&lt;=` {"LT" over 4} `dt</annotation>
  </semantics>
</math>
</file>

<file path=Object 23/content.xml><?xml version="1.0" encoding="utf-8"?>
<math xmlns="http://www.w3.org/1998/Math/MathML">
  <semantics>
    <mrow>
      <mfrac>
        <mi>dt</mi>
        <mn>2</mn>
      </mfrac>
      <mi mathvariant="normal">,</mi>
      <mi/>
      <mover accent="true">
        <mi mathvariant="normal">u</mi>
        <mo stretchy="false">ˉ</mo>
      </mover>
      <mrow>
        <mo stretchy="false">(</mo>
        <mi mathvariant="normal">T</mi>
        <mo stretchy="false">)</mo>
      </mrow>
    </mrow>
    <annotation encoding="StarMath 5.0">{dt over 2}, ~bar u(T)</annotation>
  </semantics>
</math>
</file>

<file path=Object 24/content.xml><?xml version="1.0" encoding="utf-8"?>
<math xmlns="http://www.w3.org/1998/Math/MathML">
  <semantics>
    <mrow>
      <mrow>
        <mrow>
          <mi mathvariant="normal">L</mi>
          <mi mathvariant="normal">=</mi>
          <mtext>“Lipschitz-konstanten”</mtext>
        </mrow>
        <mi mathvariant="normal">=</mi>
        <munder>
          <mi>max</mi>
          <mrow>
            <msub>
              <mi mathvariant="normal">t</mi>
              <mn>0</mn>
            </msub>
            <mrow>
              <mi/>
              <mi mathvariant="normal">≤</mi>
              <mi/>
            </mrow>
            <mi mathvariant="normal">t</mi>
            <mrow>
              <mi/>
              <mi mathvariant="normal">≤</mi>
              <mi/>
            </mrow>
            <mi mathvariant="normal">T</mi>
          </mrow>
        </munder>
      </mrow>
      <mi/>
      <mfenced open="∣" close="∣">
        <mfrac>
          <mi>dƒ</mi>
          <mi>dt</mi>
        </mfrac>
      </mfenced>
    </mrow>
    <annotation encoding="StarMath 5.0">L = "“Lipschitz-konstanten”" = max csub {t_0 `&lt;=` t `&lt;=` T} ` abs {dƒ over dt}</annotation>
  </semantics>
</math>
</file>

<file path=Object 3/content.xml><?xml version="1.0" encoding="utf-8"?>
<math xmlns="http://www.w3.org/1998/Math/MathML">
  <semantics>
    <mrow>
      <mi mathvariant="normal">v</mi>
      <mrow>
        <mi mathvariant="normal">'</mi>
        <mi mathvariant="normal">=</mi>
        <mrow>
          <munder>
            <mi>lim</mi>
            <mrow>
              <mi>dt</mi>
              <mo stretchy="false">→</mo>
              <mn>0</mn>
            </mrow>
          </munder>
          <mfrac>
            <mi>dv</mi>
            <mi>dt</mi>
          </mfrac>
        </mrow>
      </mrow>
    </mrow>
    <annotation encoding="StarMath 5.0">v' = lim from {dt toward 0} {dv over dt}</annotation>
  </semantics>
</math>
</file>

<file path=Object 4/content.xml><?xml version="1.0" encoding="utf-8"?>
<math xmlns="http://www.w3.org/1998/Math/MathML">
  <semantics>
    <mrow>
      <mrow>
        <mfrac>
          <mi>du</mi>
          <mi>dt</mi>
        </mfrac>
        <mi mathvariant="normal">=</mi>
        <mi mathvariant="normal">ƒ</mi>
      </mrow>
      <mrow>
        <mo stretchy="false">(</mo>
        <mi mathvariant="normal">t</mi>
        <mo stretchy="false">)</mo>
      </mrow>
    </mrow>
    <annotation encoding="StarMath 5.0">{du over dt} = ƒ(t)</annotation>
  </semantics>
</math>
</file>

<file path=Object 5/content.xml><?xml version="1.0" encoding="utf-8"?>
<math xmlns="http://www.w3.org/1998/Math/MathML">
  <semantics>
    <mrow>
      <mrow>
        <msup>
          <mi mathvariant="normal">u</mi>
          <mrow>
            <mi mathvariant="normal">n</mi>
            <mo stretchy="false">+</mo>
            <mn>1</mn>
          </mrow>
        </msup>
        <mi mathvariant="normal">=</mi>
        <mrow>
          <msup>
            <mi mathvariant="normal">u</mi>
            <mi mathvariant="normal">n</mi>
          </msup>
          <mo stretchy="false">+</mo>
          <mfrac>
            <mi>dt</mi>
            <mn>2</mn>
          </mfrac>
        </mrow>
      </mrow>
      <mfenced open="" close="">
        <mrow>
          <mi mathvariant="normal">ƒ</mi>
          <mrow>
            <mrow>
              <mo stretchy="false">(</mo>
              <msub>
                <mi mathvariant="normal">t</mi>
                <mi mathvariant="normal">n</mi>
              </msub>
              <mo stretchy="false">)</mo>
            </mrow>
            <mo stretchy="false">+</mo>
            <mi mathvariant="normal">ƒ</mi>
          </mrow>
          <mrow>
            <mo stretchy="false">(</mo>
            <msub>
              <mi mathvariant="normal">t</mi>
              <mrow>
                <mi mathvariant="normal">n</mi>
                <mo stretchy="false">+</mo>
                <mn>1</mn>
              </mrow>
            </msub>
            <mo stretchy="false">)</mo>
          </mrow>
        </mrow>
      </mfenced>
      <mi mathvariant="normal">,</mi>
    </mrow>
    <annotation encoding="StarMath 5.0">u^{n + 1} = u^n + {dt over 2} left ( ƒ(t_n) + ƒ(t_{n + 1}) right ),</annotation>
  </semantics>
</math>
</file>

<file path=Object 6/content.xml><?xml version="1.0" encoding="utf-8"?>
<math xmlns="http://www.w3.org/1998/Math/MathML">
  <semantics>
    <mrow>
      <mi mathvariant="normal">m</mi>
      <mi/>
      <mfrac>
        <mi>dv</mi>
        <mi>dt</mi>
      </mfrac>
      <mrow>
        <mi/>
        <mi mathvariant="normal">=</mi>
        <mi/>
      </mrow>
      <mi>cos</mi>
      <mrow>
        <mo stretchy="false">(</mo>
        <mi mathvariant="normal">t</mi>
        <mo stretchy="false">)</mo>
      </mrow>
    </mrow>
    <annotation encoding="StarMath 5.0">m ` {dv over dt} `=` cos(t)</annotation>
  </semantics>
</math>
</file>

<file path=Object 7/content.xml><?xml version="1.0" encoding="utf-8"?>
<math xmlns="http://www.w3.org/1998/Math/MathML">
  <semantics>
    <mrow>
      <mfrac>
        <mi>dx</mi>
        <mi>dt</mi>
      </mfrac>
      <mrow>
        <mi/>
        <mi mathvariant="normal">=</mi>
        <mi/>
      </mrow>
      <mi mathvariant="normal">v</mi>
      <mrow>
        <mo stretchy="false">(</mo>
        <mi mathvariant="normal">t</mi>
        <mo stretchy="false">)</mo>
      </mrow>
    </mrow>
    <annotation encoding="StarMath 5.0">{dx over dt} `=` v(t)</annotation>
  </semantics>
</math>
</file>

<file path=Object 8/content.xml><?xml version="1.0" encoding="utf-8"?>
<math xmlns="http://www.w3.org/1998/Math/MathML">
  <semantics>
    <mrow>
      <mn>0</mn>
      <mi mathvariant="normal">=</mi>
      <mrow>
        <mn>0</mn>
        <mo stretchy="false">+</mo>
        <munder>
          <munder>
            <mrow>
              <mn>0,2</mn>
              <mi mathvariant="normal">⋅</mi>
              <mn>0</mn>
            </mrow>
            <mo stretchy="false"></mo>
          </munder>
          <mtext>skumt</mtext>
        </munder>
      </mrow>
    </mrow>
    <annotation encoding="StarMath 5.0">0 = 0 + {0,2 cdot 0} underbrace "skumt"</annotation>
  </semantics>
</math>
</file>

<file path=Object 9/content.xml><?xml version="1.0" encoding="utf-8"?>
<math xmlns="http://www.w3.org/1998/Math/MathML">
  <semantics>
    <mrow>
      <mi mathvariant="normal">m</mi>
      <mi/>
      <mfrac>
        <mi>dv</mi>
        <mi>dt</mi>
      </mfrac>
      <mrow>
        <mi/>
        <mi mathvariant="normal">=</mi>
        <mi/>
      </mrow>
      <mi>cos</mi>
      <mrow>
        <mo stretchy="false">(</mo>
        <mi mathvariant="normal">t</mi>
        <mo stretchy="false">)</mo>
      </mrow>
      <mi mathvariant="normal">,</mi>
      <mi/>
      <mrow>
        <mi mathvariant="normal">m</mi>
        <mi mathvariant="normal">=</mi>
        <mn>1,</mn>
      </mrow>
      <mi/>
      <mrow>
        <mi mathvariant="normal">t</mi>
        <mi mathvariant="normal">=</mi>
        <mn>0,</mn>
      </mrow>
      <mi/>
      <mrow>
        <mi mathvariant="normal">v</mi>
        <mi mathvariant="normal">=</mi>
        <mn>0,</mn>
      </mrow>
      <mi/>
      <mrow>
        <mi mathvariant="normal">x</mi>
        <mi mathvariant="normal">=</mi>
        <mn>0</mn>
      </mrow>
    </mrow>
    <annotation encoding="StarMath 5.0">m`{dv over dt} `=` cos(t), ~~ m = 1, ~ t = 0, ~ v = 0, ~ x = 0</annotation>
  </semantics>
</math>
</file>